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5pt" fo:font-weight="normal" officeooo:rsid="000b32a2" officeooo:paragraph-rsid="000c5d01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5pt" fo:font-weight="normal" officeooo:rsid="000b32a2" officeooo:paragraph-rsid="000c5d0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5pt" fo:font-style="italic" style:text-underline-style="solid" style:text-underline-width="auto" style:text-underline-color="font-color" fo:font-weight="normal" officeooo:rsid="000b32a2" officeooo:paragraph-rsid="000c5d01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5pt" officeooo:paragraph-rsid="0012e6bd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color="#afd095" style:font-name="DejaVu Sans" fo:font-size="16pt" fo:font-weight="bold" officeooo:rsid="000b32a2" officeooo:paragraph-rsid="000c5d0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0938a" style:font-name="DejaVu Sans" fo:font-size="16pt" fo:font-weight="bold" officeooo:rsid="000b32a2" officeooo:paragraph-rsid="000b32a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50938a" style:font-name="DejaVu Sans" fo:font-size="16pt" fo:font-weight="bold" officeooo:rsid="000b32a2" officeooo:paragraph-rsid="000c5d0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50938a" style:font-name="DejaVu Sans" fo:font-size="15pt" fo:font-weight="bold" officeooo:rsid="000e59bd" officeooo:paragraph-rsid="000e59bd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50938a" style:font-name="DejaVu Sans" fo:font-size="15pt" fo:font-style="italic" fo:font-weight="bold" officeooo:rsid="000c5d01" officeooo:paragraph-rsid="000c5d01" style:font-size-asian="13.1000003814697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50938a" style:font-name="DejaVu Sans" fo:font-size="15pt" fo:font-style="italic" fo:font-weight="bold" officeooo:rsid="000b32a2" officeooo:paragraph-rsid="000b32a2" style:font-size-asian="13.1000003814697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50938a" style:font-name="DejaVu Sans" fo:font-size="15pt" fo:font-style="italic" style:text-underline-style="solid" style:text-underline-width="auto" style:text-underline-color="font-color" fo:font-weight="bold" officeooo:rsid="001c2ab8" officeooo:paragraph-rsid="001c2ab8" fo:background-color="transparent" style:font-size-asian="13.1000003814697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b66c" style:font-name="DejaVu Sans" fo:font-size="15pt" fo:font-style="italic" style:text-underline-style="solid" style:text-underline-width="auto" style:text-underline-color="font-color" fo:font-weight="bold" officeooo:rsid="000e59bd" officeooo:paragraph-rsid="000e59bd" fo:background-color="transparent" style:font-size-asian="13.1000003814697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DejaVu Sans" fo:font-size="15pt" fo:font-weight="normal" officeooo:rsid="000b32a2" officeooo:paragraph-rsid="000c5d01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ans" fo:font-size="15pt" fo:font-weight="normal" officeooo:rsid="000b32a2" officeooo:paragraph-rsid="000e59bd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DejaVu Sans" fo:font-size="15pt" fo:font-weight="normal" officeooo:rsid="000e59bd" officeooo:paragraph-rsid="000e59bd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end" style:justify-single-word="false"/>
      <style:text-properties fo:color="#000000" style:font-name="DejaVu Sans" fo:font-size="15pt" fo:font-weight="normal" officeooo:rsid="000e59bd" officeooo:paragraph-rsid="000e59bd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DejaVu Sans" fo:font-size="15pt" fo:font-weight="normal" officeooo:rsid="000ffb20" officeooo:paragraph-rsid="000ffb20" style:font-size-asian="13.1000003814697pt" style:font-weight-asian="normal" style:font-size-complex="15pt" style:font-weight-complex="normal"/>
    </style:style>
    <style:style style:name="P18" style:family="paragraph" style:parent-style-name="Standard" style:list-style-name="L1">
      <style:paragraph-properties fo:text-align="end" style:justify-single-word="false"/>
      <style:text-properties fo:color="#000000" style:font-name="DejaVu Sans" fo:font-size="15pt" fo:font-weight="normal" officeooo:rsid="000ffb20" officeooo:paragraph-rsid="000ffb20" style:font-size-asian="13.1000003814697pt" style:font-weight-asian="normal" style:font-size-complex="15pt" style:font-weight-complex="normal"/>
    </style:style>
    <style:style style:name="P19" style:family="paragraph" style:parent-style-name="Standard" style:list-style-name="L1">
      <style:paragraph-properties fo:text-align="end" style:justify-single-word="false"/>
      <style:text-properties fo:color="#000000" style:font-name="DejaVu Sans" fo:font-size="15pt" fo:font-weight="normal" officeooo:rsid="000ffb20" officeooo:paragraph-rsid="0015b81b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end" style:justify-single-word="false"/>
      <style:text-properties fo:color="#000000" style:font-name="DejaVu Sans" fo:font-size="15pt" fo:font-weight="normal" officeooo:rsid="000ffb20" officeooo:paragraph-rsid="000ffb20" style:font-size-asian="13.1000003814697pt" style:font-weight-asian="normal" style:font-size-complex="15pt" style:font-weight-complex="normal"/>
    </style:style>
    <style:style style:name="P21" style:family="paragraph" style:parent-style-name="Standard" style:list-style-name="L2">
      <style:paragraph-properties fo:text-align="end" style:justify-single-word="false"/>
      <style:text-properties fo:color="#000000" style:font-name="DejaVu Sans" fo:font-size="15pt" fo:font-weight="normal" officeooo:rsid="000ffb20" officeooo:paragraph-rsid="000ffb20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DejaVu Sans" fo:font-size="15pt" fo:font-weight="normal" officeooo:rsid="00120026" officeooo:paragraph-rsid="00120026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DejaVu Sans" fo:font-size="15pt" fo:font-weight="normal" officeooo:rsid="0027e65d" officeooo:paragraph-rsid="000ffb20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DejaVu Sans" fo:font-size="15pt" fo:font-weight="normal" officeooo:rsid="0027e65d" officeooo:paragraph-rsid="0027e65d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2e6bd" officeooo:paragraph-rsid="0012e6bd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656d3" officeooo:paragraph-rsid="001656d3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656d3" officeooo:paragraph-rsid="0019d96d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 style:list-style-name="L7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656d3" officeooo:paragraph-rsid="0019d96d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bab12" officeooo:paragraph-rsid="001bab12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c2ab8" officeooo:paragraph-rsid="001c2ab8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 style:list-style-name="L9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c2ab8" officeooo:paragraph-rsid="001c2ab8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 style:list-style-name="L9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c2ab8" officeooo:paragraph-rsid="0029662b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c2ab8" officeooo:paragraph-rsid="0029662b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d9c1e" officeooo:paragraph-rsid="001c2ab8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d9c1e" officeooo:paragraph-rsid="001d9c1e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1d9c1e" officeooo:paragraph-rsid="002065c6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20899c" officeooo:paragraph-rsid="0020899c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 style:list-style-name="L9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29662b" officeooo:paragraph-rsid="0029662b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 style:list-style-name="L9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29662b" officeooo:paragraph-rsid="002b7402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29662b" officeooo:paragraph-rsid="0029662b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29662b" officeooo:paragraph-rsid="002a7626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29662b" officeooo:paragraph-rsid="002b7402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29662b" officeooo:paragraph-rsid="002d7091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29662b" officeooo:paragraph-rsid="0030037b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DejaVu Sans" fo:font-size="15pt" fo:font-style="normal" style:text-underline-style="none" fo:font-weight="normal" officeooo:rsid="0029662b" officeooo:paragraph-rsid="00349b4f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 style:list-style-name="L9">
      <style:paragraph-properties fo:text-align="justify" style:justify-single-word="false"/>
      <style:text-properties fo:color="#000000" style:font-name="DejaVu Sans" fo:font-size="15pt" fo:font-style="normal" style:text-underline-style="none" fo:font-weight="bold" officeooo:rsid="001c2ab8" officeooo:paragraph-rsid="0029662b" fo:background-color="transparent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 style:list-style-name="L9">
      <style:paragraph-properties fo:text-align="justify" style:justify-single-word="false"/>
      <style:text-properties fo:color="#000000" style:font-name="DejaVu Sans" fo:font-size="15pt" fo:font-style="normal" style:text-underline-style="none" fo:font-weight="bold" officeooo:rsid="002d7091" officeooo:paragraph-rsid="002d7091" fo:background-color="transparent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style="italic" style:text-underline-style="solid" style:text-underline-width="auto" style:text-underline-color="font-color" fo:font-weight="bold" officeooo:rsid="0029662b" officeooo:paragraph-rsid="0029662b" style:font-style-asian="italic" style:font-weight-asian="bold" style:font-style-complex="italic" style:font-weight-complex="bold"/>
    </style:style>
    <style:style style:name="P49" style:family="paragraph" style:parent-style-name="Standard" style:list-style-name="L11">
      <style:paragraph-properties fo:text-align="justify" style:justify-single-word="false"/>
      <style:text-properties officeooo:paragraph-rsid="002065c6"/>
    </style:style>
    <style:style style:name="P50" style:family="paragraph" style:parent-style-name="Standard">
      <style:paragraph-properties fo:text-align="justify" style:justify-single-word="false"/>
      <style:text-properties officeooo:paragraph-rsid="0020899c"/>
    </style:style>
    <style:style style:name="P51" style:family="paragraph" style:parent-style-name="Standard">
      <style:paragraph-properties fo:text-align="justify" style:justify-single-word="false"/>
      <style:text-properties officeooo:paragraph-rsid="0026ecb8"/>
    </style:style>
    <style:style style:name="P52" style:family="paragraph" style:parent-style-name="Standard">
      <style:paragraph-properties fo:text-align="justify" style:justify-single-word="false"/>
      <style:text-properties officeooo:paragraph-rsid="00292254"/>
    </style:style>
    <style:style style:name="P53" style:family="paragraph" style:parent-style-name="Standard">
      <style:paragraph-properties fo:text-align="center" style:justify-single-word="false"/>
      <style:text-properties fo:color="#e16173" style:font-name="DejaVu Sans" fo:font-size="15pt" fo:font-style="italic" style:text-underline-style="solid" style:text-underline-width="auto" style:text-underline-color="font-color" fo:font-weight="bold" officeooo:rsid="000e59bd" officeooo:paragraph-rsid="000e59bd" fo:background-color="transparent" style:font-size-asian="13.1000003814697pt" style:font-style-asian="italic" style:font-weight-asian="bold" style:font-size-complex="15pt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e16173" style:font-name="DejaVu Sans" fo:font-size="15pt" fo:font-style="italic" style:text-underline-style="solid" style:text-underline-width="auto" style:text-underline-color="font-color" fo:font-weight="bold" officeooo:rsid="000e59bd" officeooo:paragraph-rsid="0012e6bd" fo:background-color="transparent" style:font-size-asian="13.1000003814697pt" style:font-style-asian="italic" style:font-weight-asian="bold" style:font-size-complex="15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e16173" style:font-name="DejaVu Sans" fo:font-size="15pt" fo:font-style="italic" style:text-underline-style="solid" style:text-underline-width="auto" style:text-underline-color="font-color" fo:font-weight="bold" officeooo:rsid="000e59bd" officeooo:paragraph-rsid="001656d3" fo:background-color="transparent" style:font-size-asian="13.1000003814697pt" style:font-style-asian="italic" style:font-weight-asian="bold" style:font-size-complex="15pt" style:font-style-complex="italic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e16173" style:font-name="DejaVu Sans" fo:font-size="15pt" fo:font-style="italic" style:text-underline-style="solid" style:text-underline-width="auto" style:text-underline-color="font-color" fo:font-weight="bold" officeooo:rsid="000ffb20" officeooo:paragraph-rsid="001c2ab8" fo:background-color="transparent" style:font-size-asian="13.1000003814697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e16173" style:font-name="DejaVu Sans" fo:font-size="15pt" fo:font-style="normal" style:text-underline-style="none" fo:font-weight="normal" officeooo:rsid="000e59bd" officeooo:paragraph-rsid="0012e6bd" fo:background-color="transparent" style:font-size-asian="13.1000003814697pt" style:font-style-asian="normal" style:font-weight-asian="normal" style:font-size-complex="1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ff6d6d" style:font-name="DejaVu Sans" fo:font-size="15pt" fo:font-style="italic" style:text-underline-style="solid" style:text-underline-width="auto" style:text-underline-color="font-color" fo:font-weight="bold" officeooo:rsid="000e59bd" officeooo:paragraph-rsid="001656d3" fo:background-color="transparent" style:font-size-asian="13.1000003814697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ff6d6d" style:font-name="DejaVu Sans" fo:font-size="15pt" fo:font-style="italic" style:text-underline-style="solid" style:text-underline-width="auto" style:text-underline-color="font-color" fo:font-weight="bold" officeooo:rsid="000e59bd" officeooo:paragraph-rsid="001656d3" fo:background-color="transparent" style:font-size-asian="13.1000003814697pt" style:font-style-asian="italic" style:font-weight-asian="bold" style:font-size-complex="15pt" style:font-style-complex="italic" style:font-weight-complex="bold"/>
    </style:style>
    <style:style style:name="P60" style:family="paragraph" style:parent-style-name="Standard" style:list-style-name="L11">
      <style:paragraph-properties fo:text-align="justify" style:justify-single-word="false"/>
      <style:text-properties officeooo:rsid="002065c6" officeooo:paragraph-rsid="002065c6"/>
    </style:style>
    <style:style style:name="P61" style:family="paragraph" style:parent-style-name="Standard" style:list-style-name="L12">
      <style:paragraph-properties fo:text-align="justify" style:justify-single-word="false"/>
      <style:text-properties officeooo:rsid="00213aaf" officeooo:paragraph-rsid="00213aaf"/>
    </style:style>
    <style:style style:name="P62" style:family="paragraph" style:parent-style-name="Standard">
      <style:paragraph-properties fo:text-align="justify" style:justify-single-word="false"/>
      <style:text-properties officeooo:rsid="00213aaf" officeooo:paragraph-rsid="00213aaf"/>
    </style:style>
    <style:style style:name="P63" style:family="paragraph" style:parent-style-name="Standard" style:list-style-name="L12">
      <style:paragraph-properties fo:text-align="justify" style:justify-single-word="false"/>
      <style:text-properties officeooo:rsid="002247ef" officeooo:paragraph-rsid="002247ef"/>
    </style:style>
    <style:style style:name="P64" style:family="paragraph" style:parent-style-name="Standard" style:list-style-name="L12">
      <style:paragraph-properties fo:text-align="justify" style:justify-single-word="false"/>
      <style:text-properties officeooo:rsid="002247ef" officeooo:paragraph-rsid="0025844f"/>
    </style:style>
    <style:style style:name="P65" style:family="paragraph" style:parent-style-name="Standard" style:list-style-name="L12">
      <style:paragraph-properties fo:text-align="justify" style:justify-single-word="false"/>
      <style:text-properties officeooo:rsid="0025844f" officeooo:paragraph-rsid="0025cb9e"/>
    </style:style>
    <style:style style:name="P66" style:family="paragraph" style:parent-style-name="Standard" style:list-style-name="L12">
      <style:paragraph-properties fo:text-align="justify" style:justify-single-word="false"/>
      <style:text-properties officeooo:rsid="0025cb9e" officeooo:paragraph-rsid="0026ecb8"/>
    </style:style>
    <style:style style:name="P67" style:family="paragraph" style:parent-style-name="Standard">
      <style:paragraph-properties fo:text-align="justify" style:justify-single-word="false"/>
      <style:text-properties officeooo:rsid="0025cb9e" officeooo:paragraph-rsid="0025cb9e"/>
    </style:style>
    <style:style style:name="P68" style:family="paragraph" style:parent-style-name="Standard" style:list-style-name="L12">
      <style:paragraph-properties fo:text-align="justify" style:justify-single-word="false"/>
      <style:text-properties officeooo:rsid="0026ecb8" officeooo:paragraph-rsid="0026ecb8"/>
    </style:style>
    <style:style style:name="P69" style:family="paragraph" style:parent-style-name="Standard" style:list-style-name="L9">
      <style:paragraph-properties fo:text-align="justify" style:justify-single-word="false"/>
      <style:text-properties fo:color="#2a6099" style:font-name="DejaVu Sans" fo:font-size="15pt" fo:font-style="normal" style:text-underline-style="none" fo:font-weight="bold" officeooo:rsid="002d7091" officeooo:paragraph-rsid="002d7091" fo:background-color="transparent" style:font-size-asian="13.1000003814697pt" style:font-style-asian="normal" style:font-weight-asian="bold" style:font-size-complex="15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2a6099" style:font-name="DejaVu Sans" fo:font-size="15pt" fo:font-style="normal" style:text-underline-style="none" fo:font-weight="bold" officeooo:rsid="002d7091" officeooo:paragraph-rsid="002d7091" fo:background-color="transparent" style:font-size-asian="13.1000003814697pt" style:font-style-asian="normal" style:font-weight-asian="bold" style:font-size-complex="15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f14062" style:font-name="DejaVu Sans" fo:font-size="15pt" fo:font-style="italic" style:text-underline-style="solid" style:text-underline-width="auto" style:text-underline-color="font-color" fo:font-weight="normal" officeooo:rsid="000e59bd" officeooo:paragraph-rsid="000e59bd" style:font-size-asian="13.1000003814697pt" style:font-style-asian="italic" style:font-weight-asian="normal" style:font-size-complex="15pt" style:font-style-complex="italic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DejaVu Sans" fo:font-weight="bold" officeooo:rsid="00120026" officeooo:paragraph-rsid="00120026" style:font-weight-asian="bold" style:font-weight-complex="bold"/>
    </style:style>
    <style:style style:name="P73" style:family="paragraph" style:parent-style-name="Text_20_body">
      <style:paragraph-properties fo:text-align="center" style:justify-single-word="false"/>
      <style:text-properties style:font-name="DejaVu Sans" fo:font-weight="bold" officeooo:rsid="00120026" officeooo:paragraph-rsid="0012e6bd" style:font-weight-asian="bold" style:font-weight-complex="bold"/>
    </style:style>
    <style:style style:name="P74" style:family="paragraph" style:parent-style-name="Text_20_body">
      <style:paragraph-properties fo:text-align="justify" style:justify-single-word="false"/>
      <style:text-properties style:font-name="DejaVu Sans" fo:font-weight="normal" officeooo:rsid="001223c2" officeooo:paragraph-rsid="001223c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DejaVu Sans" fo:font-size="15pt" officeooo:rsid="001223c2" officeooo:paragraph-rsid="001223c2" style:font-size-asian="13.1000003814697pt" style:font-size-complex="15pt"/>
    </style:style>
    <style:style style:name="P76" style:family="paragraph" style:parent-style-name="Text_20_body">
      <style:paragraph-properties fo:text-align="center" style:justify-single-word="false"/>
      <style:text-properties style:font-name="DejaVu Sans" fo:font-size="15pt" officeooo:rsid="001223c2" officeooo:paragraph-rsid="001223c2" style:font-size-asian="13.1000003814697pt" style:font-size-complex="15pt"/>
    </style:style>
    <style:style style:name="P77" style:family="paragraph" style:parent-style-name="Text_20_body">
      <style:paragraph-properties fo:text-align="justify" style:justify-single-word="false"/>
      <style:text-properties style:font-name="DejaVu Sans" fo:font-size="15pt" fo:font-weight="normal" officeooo:rsid="001223c2" officeooo:paragraph-rsid="0012e6bd" style:font-size-asian="13.1000003814697pt" style:font-weight-asian="normal" style:font-size-complex="15pt" style:font-weight-complex="normal"/>
    </style:style>
    <style:style style:name="P78" style:family="paragraph" style:parent-style-name="Text_20_body">
      <style:text-properties style:font-name="DejaVu Sans" officeooo:paragraph-rsid="0012e6bd"/>
    </style:style>
    <style:style style:name="P79" style:family="paragraph" style:parent-style-name="Text_20_body">
      <style:paragraph-properties fo:text-align="justify" style:justify-single-word="false"/>
      <style:text-properties style:font-name="DejaVu Sans" officeooo:paragraph-rsid="0015b81b"/>
    </style:style>
    <style:style style:name="P80" style:family="paragraph" style:parent-style-name="Text_20_body" style:list-style-name="L6">
      <style:paragraph-properties fo:text-align="justify" style:justify-single-word="false"/>
      <style:text-properties style:font-name="DejaVu Sans" officeooo:paragraph-rsid="0015b81b"/>
    </style:style>
    <style:style style:name="P81" style:family="paragraph" style:parent-style-name="Text_20_body">
      <style:text-properties fo:color="#e16173" style:font-name="DejaVu Sans"/>
    </style:style>
    <style:style style:name="P82" style:family="paragraph" style:parent-style-name="Text_20_body" style:list-style-name="L4">
      <style:text-properties fo:color="#000000" style:font-name="DejaVu Sans" fo:font-size="15pt" fo:font-style="normal" style:text-underline-style="none" fo:font-weight="bold" officeooo:rsid="0012e6bd" officeooo:paragraph-rsid="0012e6bd" style:font-size-asian="13.1000003814697pt" style:font-style-asian="normal" style:font-weight-asian="bold" style:font-size-complex="15pt" style:font-style-complex="normal" style:font-weight-complex="bold"/>
    </style:style>
    <style:style style:name="P83" style:family="paragraph" style:parent-style-name="Text_20_body">
      <style:paragraph-properties fo:text-align="justify" style:justify-single-word="false"/>
      <style:text-properties fo:color="#000000" style:font-name="DejaVu Sans" fo:font-size="15pt" fo:font-style="normal" style:text-underline-style="none" fo:font-weight="bold" officeooo:rsid="0012e6bd" officeooo:paragraph-rsid="0012e6bd" style:font-size-asian="13.1000003814697pt" style:font-style-asian="normal" style:font-weight-asian="bold" style:font-size-complex="15pt" style:font-style-complex="normal" style:font-weight-complex="bold"/>
    </style:style>
    <style:style style:name="P84" style:family="paragraph" style:parent-style-name="Text_20_body">
      <style:paragraph-properties fo:text-align="justify" style:justify-single-word="false"/>
      <style:text-properties fo:color="#000000" style:font-name="DejaVu Sans" fo:font-size="15pt" fo:font-style="normal" style:text-underline-style="none" fo:font-weight="bold" officeooo:rsid="0012e6bd" officeooo:paragraph-rsid="0015b81b" style:font-size-asian="13.1000003814697pt" style:font-style-asian="normal" style:font-weight-asian="bold" style:font-size-complex="15pt" style:font-style-complex="normal" style:font-weight-complex="bold"/>
    </style:style>
    <style:style style:name="P85" style:family="paragraph" style:parent-style-name="Text_20_body">
      <style:paragraph-properties fo:text-align="center" style:justify-single-word="false"/>
      <style:text-properties fo:color="#000000" style:font-name="DejaVu Sans" fo:font-size="15pt" fo:font-style="normal" style:text-underline-style="none" fo:font-weight="bold" officeooo:rsid="0012e6bd" officeooo:paragraph-rsid="0012e6bd" style:font-size-asian="13.1000003814697pt" style:font-style-asian="normal" style:font-weight-asian="bold" style:font-size-complex="15pt" style:font-style-complex="normal" style:font-weight-complex="bold"/>
    </style:style>
    <style:style style:name="P86" style:family="paragraph" style:parent-style-name="Text_20_body">
      <style:paragraph-properties fo:text-align="center" style:justify-single-word="false"/>
      <style:text-properties fo:color="#000000" style:font-name="DejaVu Sans" fo:font-size="15pt" fo:font-style="normal" style:text-underline-style="none" fo:font-weight="bold" officeooo:rsid="0012e6bd" officeooo:paragraph-rsid="0015b81b" style:font-size-asian="13.1000003814697pt" style:font-style-asian="normal" style:font-weight-asian="bold" style:font-size-complex="15pt" style:font-style-complex="normal" style:font-weight-complex="bold"/>
    </style:style>
    <style:style style:name="P87" style:family="paragraph" style:parent-style-name="Text_20_body" style:list-style-name="L5">
      <style:paragraph-properties fo:text-align="justify" style:justify-single-word="false"/>
      <style:text-properties fo:color="#000000" style:font-name="DejaVu Sans" fo:font-size="15pt" fo:font-style="normal" style:text-underline-style="none" fo:font-weight="bold" officeooo:rsid="0015b81b" officeooo:paragraph-rsid="0015b81b" style:font-size-asian="13.1000003814697pt" style:font-style-asian="normal" style:font-weight-asian="bold" style:font-size-complex="15pt" style:font-style-complex="normal" style:font-weight-complex="bold"/>
    </style:style>
    <style:style style:name="P88" style:family="paragraph" style:parent-style-name="Text_20_body">
      <style:paragraph-properties fo:text-align="justify" style:justify-single-word="false"/>
      <style:text-properties fo:color="#000000" style:font-name="DejaVu Sans" fo:font-size="15pt" fo:font-style="normal" style:text-underline-style="none" fo:font-weight="bold" officeooo:rsid="0015b81b" officeooo:paragraph-rsid="0015b81b" style:font-size-asian="13.1000003814697pt" style:font-style-asian="normal" style:font-weight-asian="bold" style:font-size-complex="15pt" style:font-style-complex="normal" style:font-weight-complex="bold"/>
    </style:style>
    <style:style style:name="P89" style:family="paragraph" style:parent-style-name="Heading_20_1">
      <style:text-properties style:font-name="DejaVu Sans" officeooo:paragraph-rsid="0012e6bd"/>
    </style:style>
    <style:style style:name="P90" style:family="paragraph" style:parent-style-name="Heading_20_1">
      <style:text-properties fo:color="#ba65c0" style:font-name="DejaVu Sans"/>
    </style:style>
    <style:style style:name="P91" style:family="paragraph" style:parent-style-name="Heading_20_1">
      <style:paragraph-properties fo:text-align="justify" style:justify-single-word="false"/>
      <style:text-properties fo:color="#ba65c0" style:font-name="DejaVu Sans" fo:font-size="18pt" fo:font-style="normal" style:text-underline-style="none" fo:font-weight="bold" officeooo:rsid="0015b81b" officeooo:paragraph-rsid="0015b81b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Heading_20_1">
      <style:text-properties fo:color="#77bc65" style:font-name="DejaVu Sans" fo:font-style="italic" style:text-underline-style="solid" style:text-underline-width="auto" style:text-underline-color="font-color" fo:font-weight="bold" officeooo:paragraph-rsid="0012e6bd" style:font-style-asian="italic" style:font-weight-asian="bold" style:font-style-complex="italic" style:font-weight-complex="bold"/>
    </style:style>
    <style:style style:name="P93" style:family="paragraph" style:parent-style-name="Heading_20_1">
      <style:paragraph-properties fo:text-align="justify" style:justify-single-word="false"/>
      <style:text-properties fo:color="#875f91" style:font-name="DejaVu Sans" fo:font-size="18pt" fo:font-style="normal" style:text-underline-style="none" fo:font-weight="bold" officeooo:rsid="0015b81b" officeooo:paragraph-rsid="0015b81b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normal" officeooo:rsid="00120026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223c2" style:font-size-asian="15pt" style:font-weight-asian="normal" style:font-size-complex="15pt" style:font-weight-complex="normal"/>
    </style:style>
    <style:style style:name="T4" style:family="text">
      <style:text-properties fo:color="#afd095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d96d" style:font-weight-asian="bold" style:font-weight-complex="bold"/>
    </style:style>
    <style:style style:name="T7" style:family="text">
      <style:text-properties fo:font-weight="bold" officeooo:rsid="002a7626" style:font-weight-asian="bold" style:font-weight-complex="bold"/>
    </style:style>
    <style:style style:name="T8" style:family="text">
      <style:text-properties fo:font-weight="bold" officeooo:rsid="002b7402" style:font-weight-asian="bold" style:font-weight-complex="bold"/>
    </style:style>
    <style:style style:name="T9" style:family="text">
      <style:text-properties fo:font-weight="bold" officeooo:rsid="002d7091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0026" style:font-weight-asian="normal" style:font-weight-complex="normal"/>
    </style:style>
    <style:style style:name="T12" style:family="text">
      <style:text-properties fo:font-weight="normal" officeooo:rsid="001223c2" style:font-weight-asian="normal" style:font-weight-complex="normal"/>
    </style:style>
    <style:style style:name="T13" style:family="text">
      <style:text-properties fo:font-weight="normal" officeooo:rsid="0012e6bd" style:font-weight-asian="normal" style:font-weight-complex="normal"/>
    </style:style>
    <style:style style:name="T14" style:family="text">
      <style:text-properties fo:font-weight="normal" officeooo:rsid="0015b81b" style:font-weight-asian="normal" style:font-weight-complex="normal"/>
    </style:style>
    <style:style style:name="T15" style:family="text">
      <style:text-properties fo:font-weight="normal" officeooo:rsid="001656d3" style:font-weight-asian="normal" style:font-weight-complex="normal"/>
    </style:style>
    <style:style style:name="T16" style:family="text">
      <style:text-properties fo:font-weight="normal" style:font-size-asian="15pt" style:font-weight-asian="normal" style:font-weight-complex="normal"/>
    </style:style>
    <style:style style:name="T17" style:family="text">
      <style:text-properties fo:font-weight="normal" officeooo:rsid="0012e6bd" style:font-size-asian="15pt" style:font-weight-asian="normal" style:font-weight-complex="normal"/>
    </style:style>
    <style:style style:name="T18" style:family="text">
      <style:text-properties fo:font-weight="normal" officeooo:rsid="001656d3" style:font-size-asian="15pt" style:font-weight-asian="normal" style:font-weight-complex="normal"/>
    </style:style>
    <style:style style:name="T19" style:family="text">
      <style:text-properties officeooo:rsid="000ffb20"/>
    </style:style>
    <style:style style:name="T20" style:family="text">
      <style:text-properties officeooo:rsid="00113a58"/>
    </style:style>
    <style:style style:name="T21" style:family="text">
      <style:text-properties fo:color="#77bc65"/>
    </style:style>
    <style:style style:name="T22" style:family="text">
      <style:text-properties fo:color="#77bc65"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color="#77bc65" fo:font-style="italic" style:text-underline-style="solid" style:text-underline-width="auto" style:text-underline-color="font-color" officeooo:rsid="0015b81b" style:font-style-asian="italic" style:font-style-complex="italic"/>
    </style:style>
    <style:style style:name="T24" style:family="text">
      <style:text-properties fo:color="#77bc65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color="#77bc65" style:font-name="DejaVu Sans" fo:font-size="15pt" fo:font-style="italic" style:text-underline-style="solid" style:text-underline-width="auto" style:text-underline-color="font-color" fo:font-weight="bold" officeooo:rsid="00292254" fo:background-color="transparent" loext:char-shading-value="0" style:font-size-asian="15pt" style:font-style-asian="italic" style:font-weight-asian="bold" style:font-size-complex="15pt" style:font-style-complex="italic" style:font-weight-complex="bold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loext:padding="0in" loext:border="none"/>
    </style:style>
    <style:style style:name="T29" style:family="text">
      <style:text-properties officeooo:rsid="0012e6bd"/>
    </style:style>
    <style:style style:name="T30" style:family="text">
      <style:text-properties style:font-size-asian="15pt"/>
    </style:style>
    <style:style style:name="T31" style:family="text">
      <style:text-properties officeooo:rsid="0012e6bd" style:font-size-asian="15pt"/>
    </style:style>
    <style:style style:name="T32" style:family="text">
      <style:text-properties style:font-name="DejaVu Sans" fo:font-size="15pt" style:font-size-asian="15pt" style:font-size-complex="15pt"/>
    </style:style>
    <style:style style:name="T33" style:family="text">
      <style:text-properties style:font-name="DejaVu Sans" fo:font-size="15pt" officeooo:rsid="0020899c" style:font-size-asian="15pt" style:font-size-complex="15pt"/>
    </style:style>
    <style:style style:name="T34" style:family="text">
      <style:text-properties style:font-name="DejaVu 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style:font-name="DejaVu Sans" fo:font-size="15pt" fo:font-style="italic" fo:font-weight="bold" officeooo:rsid="0020899c" style:font-size-asian="15pt" style:font-style-asian="italic" style:font-weight-asian="bold" style:font-size-complex="15pt" style:font-style-complex="italic" style:font-weight-complex="bold"/>
    </style:style>
    <style:style style:name="T36" style:family="text">
      <style:text-properties style:font-name="DejaVu Sans" fo:font-size="15pt" fo:font-style="normal" fo:font-weight="normal" officeooo:rsid="0020899c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style:font-name="DejaVu Sans" fo:font-size="15pt" fo:font-style="normal" fo:font-weight="normal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style:font-name="DejaVu Sans" fo:font-size="15pt" fo:font-style="normal" style:text-underline-style="none" fo:font-weight="normal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style:font-name="DejaVu Sans" fo:font-size="15pt" fo:font-style="normal" style:text-underline-style="none" fo:font-weight="normal" officeooo:rsid="002949f9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officeooo:rsid="0015b81b"/>
    </style:style>
    <style:style style:name="T41" style:family="text">
      <style:text-properties fo:color="#000000" fo:font-size="15pt" fo:font-style="normal" style:text-underline-style="none" fo:font-weight="bold" officeooo:rsid="0012e6bd" style:font-size-asian="13.1000003814697pt" style:font-style-asian="normal" style:font-weight-asian="bold" style:font-size-complex="15pt" style:font-style-complex="normal" style:font-weight-complex="bold"/>
    </style:style>
    <style:style style:name="T42" style:family="text">
      <style:text-properties fo:color="#000000" fo:font-size="15pt" fo:font-style="normal" style:text-underline-style="none" fo:font-weight="bold" officeooo:rsid="0015ca80" style:font-size-asian="13.1000003814697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000000" style:font-name="DejaVu Sans" fo:font-size="15pt" fo:font-style="normal" style:text-underline-style="none" fo:font-weight="bold" officeooo:rsid="00213aaf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44" style:family="text">
      <style:text-properties fo:color="#000000" style:font-name="DejaVu Sans" fo:font-size="15pt" fo:font-style="normal" style:text-underline-style="none" fo:font-weight="bold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color="#000000" style:font-name="DejaVu Sans" fo:font-size="15pt" fo:font-style="normal" style:text-underline-style="none" fo:font-weight="bold" officeooo:rsid="0025cb9e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color="#000000" style:font-name="DejaVu Sans" fo:font-size="15pt" fo:font-style="normal" style:text-underline-style="none" fo:font-weight="normal" officeooo:rsid="001d9c1e" fo:background-color="transparent" loext:char-shading-value="0" style:font-size-asian="13.1000003814697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00000" style:font-name="DejaVu Sans" fo:font-size="15pt" fo:font-style="normal" style:text-underline-style="none" fo:font-weight="normal" officeooo:rsid="002065c6" fo:background-color="transparent" loext:char-shading-value="0" style:font-size-asian="13.1000003814697pt" style:font-style-asian="normal" style:font-weight-asian="normal" style:font-size-complex="15pt" style:font-style-complex="normal" style:font-weight-complex="normal"/>
    </style:style>
    <style:style style:name="T48" style:family="text">
      <style:text-properties fo:color="#000000" style:font-name="DejaVu Sans" fo:font-size="15pt" fo:font-style="normal" style:text-underline-style="none" fo:font-weight="normal" fo:background-color="transparent" loext:char-shading-value="0" style:font-size-asian="13.1000003814697pt" style:font-style-asian="normal" style:font-weight-asian="normal" style:font-size-complex="15pt" style:font-style-complex="normal" style:font-weight-complex="normal"/>
    </style:style>
    <style:style style:name="T49" style:family="text">
      <style:text-properties fo:color="#000000" style:font-name="DejaVu Sans" fo:font-size="15pt" fo:font-style="normal" style:text-underline-style="none" fo:font-weight="normal" officeooo:rsid="0020899c" fo:background-color="transparent" loext:char-shading-value="0" style:font-size-asian="13.1000003814697pt" style:font-style-asian="normal" style:font-weight-asian="normal" style:font-size-complex="15pt" style:font-style-complex="normal" style:font-weight-complex="normal"/>
    </style:style>
    <style:style style:name="T50" style:family="text">
      <style:text-properties fo:color="#000000" style:font-name="DejaVu Sans" fo:font-size="15pt" fo:font-style="normal" style:text-underline-style="none" fo:font-weight="normal" officeooo:rsid="002065c6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51" style:family="text">
      <style:text-properties fo:color="#000000" style:font-name="DejaVu Sans" fo:font-size="15pt" fo:font-style="normal" style:text-underline-style="none" fo:font-weight="normal" officeooo:rsid="0020899c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52" style:family="text">
      <style:text-properties fo:color="#000000" style:font-name="DejaVu Sans" fo:font-size="15pt" fo:font-style="normal" style:text-underline-style="none" fo:font-weight="normal" officeooo:rsid="00213aaf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000000" style:font-name="DejaVu Sans" fo:font-size="15pt" fo:font-style="normal" style:text-underline-style="none" fo:font-weight="normal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54" style:family="text">
      <style:text-properties fo:color="#000000" style:font-name="DejaVu Sans" fo:font-size="15pt" fo:font-style="normal" style:text-underline-style="none" fo:font-weight="normal" officeooo:rsid="0025844f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55" style:family="text">
      <style:text-properties fo:color="#000000" style:font-name="DejaVu Sans" fo:font-size="15pt" fo:font-style="normal" style:text-underline-style="none" fo:font-weight="normal" officeooo:rsid="0025cb9e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color="#000000" style:font-name="DejaVu Sans" fo:font-size="15pt" fo:font-style="normal" style:text-underline-style="none" fo:font-weight="normal" officeooo:rsid="0026ecb8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000000" style:font-name="DejaVu Sans" fo:font-size="15pt" fo:font-style="italic" style:text-underline-style="none" fo:font-weight="bold" officeooo:rsid="002065c6" fo:background-color="transparent" loext:char-shading-value="0" style:font-size-asian="15pt" style:font-style-asian="italic" style:font-weight-asian="bold" style:font-size-complex="15pt" style:font-style-complex="italic" style:font-weight-complex="bold"/>
    </style:style>
    <style:style style:name="T58" style:family="text">
      <style:text-properties fo:color="#000000" style:font-name="DejaVu Sans" fo:font-size="15pt" fo:font-style="italic" style:text-underline-style="solid" style:text-underline-width="auto" style:text-underline-color="font-color" fo:font-weight="normal" officeooo:rsid="001d9c1e" fo:background-color="transparent" loext:char-shading-value="0" style:font-size-asian="13.1000003814697pt" style:font-style-asian="italic" style:font-weight-asian="normal" style:font-size-complex="15pt" style:font-style-complex="italic" style:font-weight-complex="normal"/>
    </style:style>
    <style:style style:name="T59" style:family="text">
      <style:text-properties fo:color="#000000" style:font-name="DejaVu Sans" fo:font-size="15pt" fo:font-style="italic" style:text-underline-style="solid" style:text-underline-width="auto" style:text-underline-color="font-color" fo:font-weight="normal" officeooo:rsid="002065c6" fo:background-color="transparent" loext:char-shading-value="0" style:font-size-asian="13.1000003814697pt" style:font-style-asian="italic" style:font-weight-asian="normal" style:font-size-complex="15pt" style:font-style-complex="italic" style:font-weight-complex="normal"/>
    </style:style>
    <style:style style:name="T60" style:family="text">
      <style:text-properties fo:color="#000000" style:font-name="DejaVu Sans" fo:font-size="15pt" fo:font-style="italic" style:text-underline-style="solid" style:text-underline-width="auto" style:text-underline-color="font-color" fo:font-weight="normal" officeooo:rsid="0026ecb8" fo:background-color="transparent" loext:char-shading-value="0" style:font-size-asian="13.1000003814697pt" style:font-style-asian="italic" style:font-weight-asian="normal" style:font-size-complex="15pt" style:font-style-complex="italic" style:font-weight-complex="normal"/>
    </style:style>
    <style:style style:name="T61" style:family="text">
      <style:text-properties fo:color="#ba65c0" style:font-name="DejaVu Sans" fo:font-size="15pt" fo:font-style="normal" style:text-underline-style="none" fo:font-weight="bold" officeooo:rsid="00213aaf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62" style:family="text">
      <style:text-properties fo:color="#ba65c0" fo:font-size="18pt" fo:font-style="normal" style:text-underline-style="none" fo:font-weight="bold" officeooo:rsid="0015b81b" style:font-size-asian="18pt" style:font-style-asian="normal" style:font-weight-asian="bold" style:font-size-complex="18pt" style:font-style-complex="normal" style:font-weight-complex="bold"/>
    </style:style>
    <style:style style:name="T63" style:family="text">
      <style:text-properties fo:color="#ba65c0" fo:font-size="18pt" style:font-size-asian="18pt" style:font-size-complex="18pt"/>
    </style:style>
    <style:style style:name="T64" style:family="text">
      <style:text-properties officeooo:rsid="001656d3"/>
    </style:style>
    <style:style style:name="T65" style:family="text">
      <style:text-properties officeooo:rsid="0019d96d"/>
    </style:style>
    <style:style style:name="T66" style:family="text">
      <style:text-properties officeooo:rsid="001c1e48"/>
    </style:style>
    <style:style style:name="T67" style:family="text">
      <style:text-properties officeooo:rsid="001c2ab8"/>
    </style:style>
    <style:style style:name="T68" style:family="text">
      <style:text-properties fo:color="#c9211e"/>
    </style:style>
    <style:style style:name="T69" style:family="text">
      <style:text-properties officeooo:rsid="0027e65d"/>
    </style:style>
    <style:style style:name="T70" style:family="text">
      <style:text-properties officeooo:rsid="002a7626"/>
    </style:style>
    <style:style style:name="T71" style:family="text">
      <style:text-properties officeooo:rsid="002b7402"/>
    </style:style>
    <style:style style:name="T72" style:family="text">
      <style:text-properties officeooo:rsid="002d7091"/>
    </style:style>
    <style:style style:name="T73" style:family="text">
      <style:text-properties officeooo:rsid="002eb8f0"/>
    </style:style>
    <style:style style:name="T74" style:family="text">
      <style:text-properties officeooo:rsid="0030037b"/>
    </style:style>
    <style:style style:name="T75" style:family="text">
      <style:text-properties fo:color="#ffe994" style:font-name="DejaVu Sans" fo:font-size="15pt" fo:font-style="normal" style:text-underline-style="none" fo:font-weight="bold" officeooo:rsid="00213aaf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76" style:family="text">
      <style:text-properties fo:color="#80a378" style:font-name="DejaVu Sans" fo:font-size="15pt" fo:font-style="normal" style:text-underline-style="none" fo:font-weight="bold" officeooo:rsid="00213aaf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77" style:family="text">
      <style:text-properties fo:color="#a1467e" style:font-name="DejaVu Sans" fo:font-size="15pt" fo:font-style="normal" style:text-underline-style="none" fo:font-weight="bold" officeooo:rsid="00213aaf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168253" style:font-name="DejaVu Sans" fo:font-size="15pt" fo:font-style="normal" style:text-underline-style="none" fo:font-weight="bold" officeooo:rsid="00213aaf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79" style:family="text">
      <style:text-properties fo:color="#65bd97" style:font-name="DejaVu Sans" fo:font-size="15pt" fo:font-style="normal" style:text-underline-style="none" fo:font-weight="bold" officeooo:rsid="00213aaf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80" style:family="text">
      <style:text-properties fo:color="#875f91"/>
    </style:style>
    <style:style style:name="T81" style:family="text">
      <style:text-properties fo:color="#875f91" style:font-name="DejaVu Sans" fo:font-size="15pt" fo:font-style="normal" style:text-underline-style="none" fo:font-weight="bold" officeooo:rsid="00213aaf" fo:background-color="transparent" loext:char-shading-value="0" style:font-size-asian="15pt" style:font-style-asian="normal" style:font-weight-asian="bold" style:font-size-complex="15pt" style:font-style-complex="normal" style:font-weight-complex="bold"/>
    </style:style>
    <style:style style:name="T82" style:family="text">
      <style:text-properties fo:color="#875f91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9in" fo:text-indent="-0.25in" fo:margin-left="0.8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9in" fo:text-indent="-0.25in" fo:margin-left="1.0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9in" fo:text-indent="-0.25in" fo:margin-left="1.3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9in" fo:text-indent="-0.25in" fo:margin-left="1.5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9in" fo:text-indent="-0.25in" fo:margin-left="1.8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9in" fo:text-indent="-0.25in" fo:margin-left="2.0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9in" fo:text-indent="-0.25in" fo:margin-left="2.3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9in" fo:text-indent="-0.25in" fo:margin-left="2.5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9in" fo:text-indent="-0.25in" fo:margin-left="2.8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9in" fo:text-indent="-0.25in" fo:margin-left="3.0839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line-break/><text:line-break/><text:line-break/><text:line-break/><text:line-break/><text:line-break/><text:line-break/><text:line-break/></text:p>
      <text:p text:style-name="P7"/>
      <text:p text:style-name="P7"/>
      <text:p text:style-name="P7"/>
      <text:p text:style-name="P5"/>
      <text:p text:style-name="P5">ΜΕΤΑΓΛΩΤΤΙΣΤΕΣ - ΕΡΓΑΣΙΑ ΕΤΟΥΣ 2020-2021</text:p>
      <text:p text:style-name="P6"/>
      <text:p text:style-name="P6"/>
      <text:p text:style-name="P9">Αθανάσιος Τσιάρας : Π19174</text:p>
      <text:p text:style-name="P9">Απόστολος Σίδερης : Π19239</text:p>
      <text:p text:style-name="P9">Ιάσων Μπαρμπέρης : Π19111</text:p>
      <text:p text:style-name="P9">Σοφία Μαρία Νικολιά : Π19122</text:p>
      <text:p text:style-name="P10"/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><text:span text:style-name="T4"/></text:p>
      <text:p text:style-name="P71"><text:soft-page-break/><text:span text:style-name="T5">Περιεχόμενα</text:span></text:p>
      <text:p text:style-name="P13"/>
      <text:p text:style-name="P24">0) Thought Process…………………………………………………………...2 <text:s/></text:p>
      <text:p text:style-name="P13"/>
      <text:p text:style-name="P16"><text:span text:style-name="T19">1) </text:span>Compiling <text:span text:style-name="T69">C</text:span>ode……………………………………………………………3</text:p>
      <text:list xml:id="list1630777768" text:style-name="L1">
        <text:list-item>
          <text:p text:style-name="P18"><text:span text:style-name="T40">Linu</text:span>x….………………………………………………….…………3</text:p>
        </text:list-item>
        <text:list-item>
          <text:p text:style-name="P18">Windows……………………………………………………………3</text:p>
          <text:p text:style-name="P18"/>
        </text:list-item>
      </text:list>
      <text:p text:style-name="P20">2) Run <text:span text:style-name="T69">A</text:span>pplication…………………………………………………………….4</text:p>
      <text:list xml:id="list221555947248537" text:continue-numbering="true" text:style-name="L1">
        <text:list-item>
          <text:p text:style-name="P19"><text:span text:style-name="T40">Linu</text:span>x…………….……………………………………….…………4</text:p>
        </text:list-item>
        <text:list-item>
          <text:p text:style-name="P18">Windows……………………………………………………………4</text:p>
        </text:list-item>
      </text:list>
      <text:p text:style-name="P17"/>
      <text:p text:style-name="P20">3) Basic Use…………………………………………………………………….5</text:p>
      <text:list xml:id="list1618144799" text:style-name="L2">
        <text:list-item>
          <text:p text:style-name="P21">Examples...………………………………………………………...5</text:p>
        </text:list-item>
        <text:list-item>
          <text:p text:style-name="P21">Main Menu.………………………………………………………...5</text:p>
        </text:list-item>
      </text:list>
      <text:p text:style-name="P17"/>
      <text:p text:style-name="P17">4) <text:span text:style-name="T20">Back-end Logic..……………………………………………………………6</text:span></text:p>
      <text:p text:style-name="P23"/>
      <text:p text:style-name="P17"/>
      <text:p text:style-name="P17"/>
      <text:p text:style-name="P15"/>
      <text:p text:style-name="P15"/>
      <text:p text:style-name="P15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oft-page-break/><text:span text:style-name="T4"/></text:p>
      <text:p text:style-name="P3"><text:span text:style-name="T4">(ΘΕΜΑ 1) –1.5 μονάδα:</text:span></text:p>
      <text:p text:style-name="P1"/>
      <text:p text:style-name="P1"/>
      <text:p text:style-name="P1"><text:s/>Υλοποιήστε Ντετερμινιστικό Αυτόματο Στοίβας (ΝΑΣ) που αναγνωρίζει εκφράσεις αποτελούμενες από τους χαρακτήρες ‘x’ και ‘y’, κατά τρόπον ώστε:</text:p>
      <text:p text:style-name="P1"/>
      <text:p text:style-name="P1"><text:s/>-όσοι χαρακτήρες ‘x’ εμφανίζονται συνολικά, άλλοι τόσοι χαρακτήρες ‘y’ εμφανίζονται συνολικά</text:p>
      <text:p text:style-name="P1">-κοιτάζοντας την έκφραση από αριστερά προς τα δεξιά, οι χαρακτήρες ‘y’ δεν είναι ποτέ περισσότεροι από τους χαρακτήρες ‘x’. </text:p>
      <text:p text:style-name="P1">Να τυπώνεται η αλληλουχία βημάτων που οδήγησαν στην αναγνώριση (ή στην απόρριψη) της έκφρασης.</text:p>
      <text:p text:style-name="P1"/>
      <text:p text:style-name="P1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ΛΥΣΗ:</text:p>
      <text:p text:style-name="P2"/>
      <text:p text:style-name="P2"/>
      <text:p text:style-name="P53">1) <text:span text:style-name="T20">Compiling Code</text:span>:</text:p>
      <text:p text:style-name="P12"/>
      <text:p text:style-name="P14"/>
      <text:p text:style-name="P22">Η εφαρμογή μας είναι φτιαγμένη σε C++ και μπορεί να γίνει compile με οποιονδήποτε compiler της αρεσκείας σας. Στο συγκεκριμένο project χρησιμοποιήσαμε τον compiler g++. </text:p>
      <text:p text:style-name="P22"/>
      <text:h text:style-name="P89" text:outline-level="1"><text:span text:style-name="T23">Linu</text:span><text:span text:style-name="T22">x:</text:span></text:h>
      <text:h text:style-name="P89" text:outline-level="1"><text:span text:style-name="T2">Στα συστήματα Unix ο compiler g++ είναι προεγκατεστημένος. Για να κάνουμε compile το πρόγραμμα πρέπει να ανοίξουμε ένα terminal και να κάνουμε change directory στον φάκελο που έχουμε αποθηκευμέν</text:span><text:span text:style-name="T3">α</text:span><text:span text:style-name="T2"> τ</text:span><text:span text:style-name="T3">α</text:span><text:span text:style-name="T2"> αρχεί</text:span><text:span text:style-name="T3">α</text:span><text:span text:style-name="T2">. </text:span><text:span text:style-name="T3">Επειδή έχουμε 2 αρχεία να κάνουμε compile, (main.cpp , func.cpp) πρέπει να τα αναφέρουμε και τα 2.</text:span><text:span text:style-name="T2"> </text:span><text:span text:style-name="T3">Γ</text:span><text:span text:style-name="T2">ράφουμε την ακόλουθη εντολή:</text:span></text:h>
      <text:p text:style-name="P72"><text:span text:style-name="T1">g++ main.cpp func.cpp -o main</text:span></text:p>
      <text:p text:style-name="P74"><text:span text:style-name="T1">Μετά την εκτέλεση της εντολής παρατηρούμε ότι υπάρχει ένα νέο αρχείο στο directory μας με όνομα main, το οποίο είναι το executable του αρχείου.</text:span></text:p>
      <text:h text:style-name="P90" text:outline-level="1"><text:span text:style-name="T82">Windows:</text:span><text:span text:style-name="T80"> </text:span><text:line-break/></text:h>
      <text:p text:style-name="P75">Αρχικά, για να κάνουμε compile στα Windows πρέπει να κατεβάσουμε το mingw <text:span text:style-name="T29">και να το εγκαταστήσουμε</text:span>.</text:p>
      <text:p text:style-name="P76"><text:a xlink:type="simple" xlink:href="https://osdn.net/projects/mingw/releases/" office:target-frame-name="_blank" xlink:show="new" text:style-name="Internet_20_link" text:visited-style-name="Visited_20_Internet_20_Link"><text:span text:style-name="T28">https://osdn.net/projects/mingw/releases/</text:span></text:a></text:p>
      <text:p text:style-name="P4"><text:span text:style-name="T11">Για να κάνουμε compile το πρόγραμμα πρέπει να ανοίξουμε </text:span><text:span text:style-name="T13">το command prompt</text:span><text:span text:style-name="T11"> και να κάνουμε change directory στον φάκελο που έχουμε αποθηκευμέν</text:span><text:span text:style-name="T12">α</text:span><text:span text:style-name="T11"> τ</text:span><text:span text:style-name="T12">α</text:span><text:span text:style-name="T11"> αρχεί</text:span><text:span text:style-name="T12">α</text:span><text:span text:style-name="T11">. </text:span><text:span text:style-name="T12">Επειδή έχουμε 2 αρχεία να κάνουμε compile, (main.cpp , func.cpp) πρέπει να τα αναφέρουμε και τα 2.</text:span><text:span text:style-name="T11"> </text:span><text:span text:style-name="T12">Γ</text:span><text:span text:style-name="T11">ράφουμε την ακόλουθη εντολή:</text:span></text:p>
      <text:p text:style-name="P73"><text:span text:style-name="T1"/></text:p>
      <text:p text:style-name="P73"><text:soft-page-break/><text:span text:style-name="T1">g++ main.cpp func.cpp -o main</text:span></text:p>
      <text:p text:style-name="P77"><text:span text:style-name="T30">Μετά την εκτέλεση της εντολής παρατηρούμε ότι υπάρχει ένα νέο αρχείο στο directory μας με όνομα main, το οποίο είναι το executable του αρχείου.</text:span></text:p>
      <text:p text:style-name="P77"><text:span text:style-name="T30"/></text:p>
      <text:p text:style-name="P54"><text:span text:style-name="T31">2</text:span><text:span text:style-name="T30">) </text:span><text:span text:style-name="T31">Run Application</text:span><text:span text:style-name="T30">:</text:span></text:p>
      <text:p text:style-name="P57"><text:span text:style-name="T30"/></text:p>
      <text:p text:style-name="P25"><text:span text:style-name="T30">Για να τρέξουμε το πρόγραμμα υπάρχουν 2 επιλογές για κάθε λειτουργικό σύστημα.</text:span></text:p>
      <text:p text:style-name="P25"><text:span text:style-name="T30"/></text:p>
      <text:h text:style-name="P92" text:outline-level="1"><text:span text:style-name="T40">Linu</text:span>x:</text:h>
      <text:p text:style-name="P78"><text:span text:style-name="T24"/></text:p>
      <text:list xml:id="list2660630701" text:style-name="L4">
        <text:list-item>
          <text:p text:style-name="P82">Τerminal:</text:p>
        </text:list-item>
      </text:list>
      <text:p text:style-name="P83"><text:tab/><text:tab/><text:span text:style-name="T10">Ανοίγουμε terminal στο directory που βρίσκεται το <text:tab/><text:tab/><text:tab/>αρχείο main που κάναμε compile στην αρχή και γράφουμε <text:tab/>την ακόλουθη εντολή.</text:span></text:p>
      <text:p text:style-name="P85">./main</text:p>
      <text:p text:style-name="P83"><text:tab/><text:tab/><text:span text:style-name="T14">Σε περίπτωση που δεν τρέχει η εφαρμογή επανεξετάστε <text:tab/>αν <text:s/>κάνατε σωστά<text:tab/>τα προηγούμενα βήματα.</text:span></text:p>
      <text:list xml:id="list285133500" text:style-name="L5">
        <text:list-header>
          <text:p text:style-name="P87"/>
        </text:list-header>
        <text:list-item>
          <text:p text:style-name="P87">Executable:</text:p>
        </text:list-item>
      </text:list>
      <text:p text:style-name="P88"><text:tab/><text:tab/><text:span text:style-name="T10">Ανοίγουμε το directory </text:span><text:span text:style-name="T13">που βρίσκεται το αρχείο main <text:tab/>που κάναμε compile στην αρχή, </text:span><text:span text:style-name="T10">κάνουμε δεξί κλικ στο <text:tab/>αρχείο main και πάμε στα properties. Μετά πάμε στα <text:tab/>permissions και επιλέγουμε </text:span>allow this file to run as a <text:tab/>program. <text:span text:style-name="T10">Τέλος, κάνουμε διπλό κλικ το αρχείο main.</text:span></text:p>
      <text:p text:style-name="P88"><text:span text:style-name="T10"/></text:p>
      <text:h text:style-name="P91" text:outline-level="1"><text:soft-page-break/><text:span text:style-name="T26"/></text:h>
      <text:h text:style-name="P93" text:outline-level="1"><text:span text:style-name="T26">Windows:</text:span> </text:h>
      <text:p text:style-name="P79"><text:span text:style-name="T62"/></text:p>
      <text:list xml:id="list435729860" text:style-name="L6">
        <text:list-item>
          <text:p text:style-name="P80"><text:span text:style-name="T42">Command Prompt</text:span><text:span text:style-name="T41">:</text:span></text:p>
        </text:list-item>
      </text:list>
      <text:p text:style-name="P84"><text:tab/><text:tab/><text:span text:style-name="T10">Ανοίγουμε </text:span><text:span text:style-name="T15">command prompt</text:span><text:span text:style-name="T10"> στο directory που <text:tab/>βρίσκεται το <text:tab/>αρχείο main που κάναμε compile στην αρχή <text:tab/>και γράφουμε την ακόλουθη εντολή.</text:span></text:p>
      <text:p text:style-name="P86">./main.<text:span text:style-name="T64">exe</text:span></text:p>
      <text:p text:style-name="P84"><text:tab/><text:tab/><text:span text:style-name="T14">Σε περίπτωση που δεν τρέχει η εφαρμογή επανεξετάστε <text:tab/>αν <text:s/>κάνατε σωστά<text:tab/>τα προηγούμενα βήματα.</text:span></text:p>
      <text:list xml:id="list221556154424741" text:continue-list="list285133500" text:style-name="L5">
        <text:list-header>
          <text:p text:style-name="P87"/>
        </text:list-header>
        <text:list-item>
          <text:p text:style-name="P87">Executable:</text:p>
        </text:list-item>
      </text:list>
      <text:p text:style-name="P88"><text:span text:style-name="T63"><text:tab/><text:tab/></text:span><text:span text:style-name="T16">Ανοίγουμε το directory </text:span><text:span text:style-name="T17">που βρίσκεται το αρχείο main <text:tab/>που κάναμε compile στην αρχή </text:span><text:span text:style-name="T18">και κάνουμε διπλό κλικ. Σε <text:tab/>περίπτωση που μας ζητήσει δικαιώματα διαχειριστή, τα <text:tab/>επιτρέπουμε.</text:span></text:p>
      <text:p text:style-name="P81"><text:span text:style-name="T26"/></text:p>
      <text:p text:style-name="P55"><text:span text:style-name="T64">3</text:span>) <text:span text:style-name="T64">Basic use</text:span>:</text:p>
      <text:p text:style-name="P58"/>
      <text:p text:style-name="P59"/>
      <text:p text:style-name="P26"><text:s/>Όταν ανοίξουμε την εφαρμογή, θα μας εμφανίσει το menu της εφαρμογής και θα μας ζητήσει να κάνουμε μία επιλογή. Ο χρήστης θα πρέπει να δώσει τον αριθμό που βρίσκεται δίπλα από κάθε επιλογή ως είσοδο στο πρόγραμμα. </text:p>
      <text:p text:style-name="P26"><text:s/>Στην περίπτωση που η επιλογή είναι ο αριθμός<text:span text:style-name="T5"> 1 </text:span><text:span text:style-name="T65">(Test String)</text:span>, <text:span text:style-name="T65">ο χρήστης καλείται να δώσει ως είσοδο ένα string το οποίο αποτελείται μόνο από χαρακτήρες </text:span><text:span text:style-name="T6">x</text:span><text:span text:style-name="T65"> και </text:span><text:span text:style-name="T6">y</text:span>. </text:p>
      <text:p text:style-name="P27"><text:span text:style-name="T65"><text:s/>Στην συνέχεια θα εκτυπωθεί κατάλληλο μήνυμα στην οθόνη,</text:span> <text:span text:style-name="T65">για το αν η πρόταση είναι σωστή ή λάθος.</text:span></text:p>
      <text:p text:style-name="P27"><text:span text:style-name="T65"><text:s/></text:span></text:p>
      <text:p text:style-name="P27"/>
      <text:p text:style-name="P27"><text:soft-page-break/><text:span text:style-name="T65"><text:tab/>Στην περίπτωση που η πρόταση είναι σωστή, θα εμφανίζονται επιπλέον τα εξής:</text:span></text:p>
      <text:list xml:id="list3735813790" text:style-name="L7">
        <text:list-item>
          <text:p text:style-name="P28"><text:span text:style-name="T65">τι εχει απομείνει στην είσοδο </text:span></text:p>
        </text:list-item>
        <text:list-item>
          <text:p text:style-name="P28"><text:span text:style-name="T65">τι εχει στην στοίβα </text:span></text:p>
        </text:list-item>
        <text:list-item>
          <text:p text:style-name="P28"><text:span text:style-name="T65">σε τι κατάσταση βρίσκεται το αυτόματο </text:span></text:p>
        </text:list-item>
      </text:list>
      <text:p text:style-name="P29"/>
      <text:p text:style-name="P29"><text:span text:style-name="T66">Μόλις τελειώσει αυτή η διαδικασία, θα δοθεί στον χρήστη η επιλογή να εισάγει καινούρια πρόταση ή να τερματίσει το πρόγραμμα.</text:span> </text:p>
      <text:p text:style-name="P29"/>
      <text:p text:style-name="P11">Examples:</text:p>
      <text:p text:style-name="P30"/>
      <text:list xml:id="list2431510319" text:style-name="L9">
        <text:list-item>
          <text:p text:style-name="P31"><text:span text:style-name="T27">Σωστό παράδειγμα:</text:span> <text:span text:style-name="T21">xxyy</text:span></text:p>
        </text:list-item>
      </text:list>
      <text:p text:style-name="P30"/>
      <text:p text:style-name="P30"/>
      <text:list xml:id="list221556221322062" text:continue-numbering="true" text:style-name="L9">
        <text:list-item>
          <text:p text:style-name="P31"><text:span text:style-name="T27">Λάθος παράδειγμα:</text:span> <text:span text:style-name="T68">xyyx</text:span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/>
      <text:p text:style-name="P3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6"><text:soft-page-break/><text:span text:style-name="T67">4)Back-end Logic</text:span></text:p>
      <text:p text:style-name="P56"/>
      <text:p text:style-name="P36">Το πρόγραμμά μας αποτελείται από 3 αρχεία: </text:p>
      <text:list xml:id="list2762630821" text:style-name="L11">
        <text:list-item>
          <text:p text:style-name="P49"><text:span text:style-name="T46">το main.cpp </text:span><text:span text:style-name="T47">(κύριο αρχείο που τρέχει η εφαρμογή μας)</text:span></text:p>
        </text:list-item>
        <text:list-item>
          <text:p text:style-name="P60"><text:span text:style-name="T46">τ</text:span><text:span text:style-name="T48">ο func.cpp (αρχείο που κάνουμε initialize τις συναρτήσεις)</text:span></text:p>
        </text:list-item>
        <text:list-item>
          <text:p text:style-name="P60"><text:span text:style-name="T48">το func.h (αρχείο που κάνουμε declare τις συναρτήσεις)</text:span></text:p>
        </text:list-item>
      </text:list>
      <text:p text:style-name="P35"/>
      <text:p text:style-name="P37">Αναλυτικότερα:</text:p>
      <text:p text:style-name="P37"/>
      <text:p text:style-name="P50"><text:span text:style-name="T46"><text:s/>Στ</text:span><text:span text:style-name="T49">ο</text:span><text:span text:style-name="T46"> </text:span><text:span text:style-name="T58">main.cpp</text:span><text:span text:style-name="T46">, </text:span><text:span text:style-name="T49">κάνουμε </text:span><text:span text:style-name="T34">include</text:span><text:span text:style-name="T32"> </text:span><text:span text:style-name="T33">το custοm header αρχείου μας, </text:span><text:span text:style-name="T35">“func.h”</text:span><text:span text:style-name="T36">. Στην συνέχεια αναπτύσσουμε την συνάρτηση main, η οποία περιλαμβάνει…</text:span></text:p>
      <text:p text:style-name="P50"><text:span text:style-name="T36"/></text:p>
      <text:p text:style-name="P50"><text:span text:style-name="T36"><text:s/>Στο <text:s/></text:span><text:span text:style-name="T59">func.cpp</text:span><text:span text:style-name="T47">, </text:span><text:span text:style-name="T49">κάνουμε </text:span><text:span text:style-name="T57">include</text:span><text:span text:style-name="T50"> </text:span><text:span text:style-name="T51">τις ακόλουθες βιβλιοθήκες της stan</text:span><text:span text:style-name="T52">dard library: </text:span><text:span text:style-name="T76">iostream, limits, stack, string</text:span><text:span text:style-name="T52"> για την ανάπτυξη των παρακάτω συναρτήσεων.</text:span></text:p>
      <text:list xml:id="list876295119" text:style-name="L12">
        <text:list-header>
          <text:p text:style-name="P61"><text:span text:style-name="T52"/></text:p>
        </text:list-header>
        <text:list-item>
          <text:p text:style-name="P61"><text:span text:style-name="T53">Int GetMenuOption(): </text:span></text:p>
          <text:list>
            <text:list-header>
              <text:p text:style-name="P63"><text:span text:style-name="T53">Παίρνει από τον χρήστη ως είσοδο έναν integer (int option), ελέγχοντας </text:span><text:span text:style-name="T54">αν έδωσε integer. Αν δώσει οτιδήποτε άλλο, καθαρίζει τον buffer, του βγάζει κατάλληλο μήνυμα και του ζητάει να εισάγει νέο integer.</text:span></text:p>
              <text:p text:style-name="P63"><text:span text:style-name="T54"/></text:p>
            </text:list-header>
          </text:list>
        </text:list-item>
        <text:list-item>
          <text:p text:style-name="P61"><text:span text:style-name="T53">string GetString()</text:span></text:p>
          <text:list>
            <text:list-header>
              <text:p text:style-name="P64"><text:span text:style-name="T53">Παίρνει από τον χρήστη ως είσοδο ένα </text:span><text:span text:style-name="T54">string</text:span><text:span text:style-name="T53"> (</text:span><text:span text:style-name="T54">string str</text:span><text:span text:style-name="T53">).</text:span></text:p>
              <text:p text:style-name="P64"><text:span text:style-name="T53"/></text:p>
            </text:list-header>
          </text:list>
        </text:list-item>
        <text:list-item>
          <text:p text:style-name="P61"><text:span text:style-name="T53">bool CheckString(</text:span><text:span text:style-name="T54">string str</text:span><text:span text:style-name="T53">)</text:span></text:p>
          <text:list>
            <text:list-header>
              <text:p text:style-name="P65"><text:span text:style-name="T53">Αρχικά, ελέγχουμε αν ο πρώτος χαρακτήρας του string είναι ο</text:span><text:span text:style-name="T44"> x</text:span><text:span text:style-name="T53">. Στην συνέχεια, επιβεβαιώνουμε αν τοstring αποτελείται μόνο από τους χαρακτήρες </text:span><text:span text:style-name="T44">x</text:span><text:span text:style-name="T53"> και </text:span><text:span text:style-name="T44">y</text:span><text:span text:style-name="T53">. Κάνουμε initialize 2 integer μεταβλητές με τιμή 0 (int counter_x, int counter_y). </text:span><text:span text:style-name="T55">Υπολογίζουμε τον αριθμό των </text:span><text:span text:style-name="T53">χαρακτήρ</text:span><text:span text:style-name="T55">ων </text:span><text:span text:style-name="T45">x</text:span><text:span text:style-name="T55"> και </text:span><text:span text:style-name="T45">y</text:span><text:span text:style-name="T55">. Τέλος, βεβαιώνουμε ότι το πλήθος τους είναι ίσο.</text:span></text:p>
            </text:list-header>
          </text:list>
        </text:list-item>
      </text:list>
      <text:p text:style-name="P62"><text:span text:style-name="T53"/></text:p>
      <text:list xml:id="list221556904518477" text:continue-numbering="true" text:style-name="L12">
        <text:list-item>
          <text:p text:style-name="P61"><text:span text:style-name="T53">bool IsBalanced()</text:span></text:p>
          <text:list>
            <text:list-header>
              <text:p text:style-name="P66"><text:span text:style-name="T53">Δημιουργούμε ένα stack από χαρακτήρες, ελέγχουμε έναν έναν τους χαρακτήρες του string. Αν ο χαρακτήρας είναι ο </text:span><text:span text:style-name="T44">x</text:span><text:span text:style-name="T53">, τον προσθέτουμε στο stack.</text:span></text:p>
              <text:p text:style-name="P66"><text:soft-page-break/><text:span text:style-name="T53">Eλέγχουμε το stack και αν <text:s/>είναι άδειο, επιστρέφουμε false. Διαφορετικά, βγάζουμε ένα στοιχείο από το stack.</text:span></text:p>
            </text:list-header>
          </text:list>
        </text:list-item>
      </text:list>
      <text:p text:style-name="P67"><text:span text:style-name="T53"/></text:p>
      <text:list xml:id="list221555610124873" text:continue-numbering="true" text:style-name="L12">
        <text:list-item>
          <text:p text:style-name="P61"><text:span text:style-name="T53">void PromptAndWait()</text:span></text:p>
          <text:list>
            <text:list-header>
              <text:p text:style-name="P68"><text:span text:style-name="T53">Περιμένουμε ο χρήστης να δώσει μία είσοδο, ώστε να τερματιστεί το πρόγραμμα.</text:span></text:p>
              <text:p text:style-name="P68"><text:span text:style-name="T53"/></text:p>
            </text:list-header>
          </text:list>
        </text:list-item>
        <text:list-item>
          <text:p text:style-name="P61"><text:span text:style-name="T53">void SplashScreen()</text:span></text:p>
          <text:p text:style-name="P61"><text:span text:style-name="T53"/></text:p>
        </text:list-item>
        <text:list-item>
          <text:p text:style-name="P61"><text:span text:style-name="T53">void DisplayMenu()</text:span></text:p>
          <text:list>
            <text:list-header>
              <text:p text:style-name="P68"><text:span text:style-name="T53">Εμφανίζει στην οθόνη το menu για να επιλέξει ο χρήστης.</text:span></text:p>
            </text:list-header>
          </text:list>
          <text:p text:style-name="P61"><text:span text:style-name="T53"/></text:p>
        </text:list-item>
        <text:list-item>
          <text:p text:style-name="P61"><text:span text:style-name="T53">bool MenuOption()</text:span></text:p>
          <text:list>
            <text:list-header>
              <text:p text:style-name="P68"><text:span text:style-name="T53">Δίνει ο χρήστης μία integer τιμή (1 ή 2) σύμφωνα με το menu και... </text:span></text:p>
            </text:list-header>
          </text:list>
        </text:list-item>
      </text:list>
      <text:p text:style-name="P50"><text:span text:style-name="T52"/></text:p>
      <text:p text:style-name="P51"><text:span text:style-name="T51">Στο <text:s/></text:span><text:span text:style-name="T59">func.</text:span><text:span text:style-name="T60">h</text:span><text:span text:style-name="T47">, </text:span><text:span text:style-name="T49">κάνουμε </text:span><text:span text:style-name="T57">include</text:span><text:span text:style-name="T50"> </text:span><text:span text:style-name="T51">τις ακόλουθες βιβλιοθήκες της stan</text:span><text:span text:style-name="T52">dard library: </text:span><text:span text:style-name="T81">iostream, limits, stack, string</text:span><text:span text:style-name="T52"> για την ανάπτυξη των παρακάτω συναρτήσεων. </text:span><text:span text:style-name="T56">Κάνουμε declare τις προαναφερθέντες συναρτήσεις.</text:span></text:p>
      <text:p text:style-name="P52"><text:span text:style-name="T25"><text:line-break/></text:span></text:p>
      <text:p text:style-name="P48"><text:span text:style-name="T39">Ε</text:span><text:span text:style-name="T38">πεξήγηση αυτομάτου στοίβας (</text:span><text:span text:style-name="T37">stack</text:span><text:span text:style-name="T38">) μέσω παραδειγμάτων:</text:span></text:p>
      <text:p text:style-name="P48"><text:span text:style-name="T38"/></text:p>
      <text:list xml:id="list221557328847999" text:continue-list="list221556221322062" text:style-name="L9">
        <text:list-item>
          <text:p text:style-name="P32"><text:span text:style-name="T27">Σωστό παράδειγμα:</text:span> <text:span text:style-name="T21">xxyy</text:span></text:p>
          <text:p text:style-name="P47"/>
          <text:p text:style-name="P69"><text:span text:style-name="T73">Α</text:span>ρχική κατάσταση = α</text:p>
        </text:list-item>
      </text:list>
      <text:p text:style-name="P70"><text:tab/><text:span text:style-name="T73">Τ</text:span>ερματική κατάσταση = β</text:p>
      <text:list xml:id="list221555974783154" text:continue-numbering="true" text:style-name="L9">
        <text:list-header>
          <text:p text:style-name="P46"/>
          <text:p text:style-name="P38"><text:s/>Έστω ότι ο χρήστης δίνει το παραπάνω string σαν είσοδο. Το πρόγραμμα ελέγχει έναν έναν τους χαρακτήρες του string. <text:span text:style-name="T74">Η κατάσταση που βρίσκεται είναι η α.</text:span></text:p>
          <text:p text:style-name="P38"/>
        </text:list-header>
      </text:list>
      <text:p text:style-name="P44"><text:tab/> <text:span text:style-name="T70">Ο</text:span> χαρακτήρας στη θέση <text:span text:style-name="T70">0 </text:span>είναι ο <text:span text:style-name="T5">x</text:span>, <text:span text:style-name="T71">προστείθεται στον</text:span><text:tab/>stack <text:span text:style-name="T70">και συνεχίζει με τον επόμενο χαρακτήρα. Το string που <text:tab/>απομένει είναι το </text:span><text:span text:style-name="T7">xyy</text:span><text:span text:style-name="T70"> και η στοίβα περιέχει το </text:span><text:span text:style-name="T7">x</text:span><text:span text:style-name="T70">. Η <text:tab/>κατάσταση που βρίσκεται είναι η α.</text:span></text:p>
      <text:p text:style-name="P40"/>
      <text:p text:style-name="P44"><text:soft-page-break/><text:span text:style-name="T70"><text:tab/> Ο</text:span> χαρακτήρας στη θέση <text:span text:style-name="T70">1 </text:span>είναι ο <text:span text:style-name="T5">x</text:span>, <text:span text:style-name="T71">προστείθεται στον</text:span><text:tab/>stack <text:span text:style-name="T70">και συνεχίζει με τον επόμενο χαρακτήρα. Το string που <text:tab/>απομένει είναι το </text:span><text:span text:style-name="T7">yy</text:span><text:span text:style-name="T70"> και η στοίβα περιέχει το </text:span><text:span text:style-name="T7">xx</text:span><text:span text:style-name="T70">. Η <text:tab/>κατάσταση που βρίσκεται είναι η α.</text:span></text:p>
      <text:p text:style-name="P41"/>
      <text:p text:style-name="P44"><text:span text:style-name="T70"><text:tab/> Ο</text:span> χαρακτήρας στη θέση <text:span text:style-name="T70">2 </text:span>είναι ο <text:span text:style-name="T7">y </text:span><text:span text:style-name="T70">και αφαιρείται από το <text:tab/>stack ο τελευταίος χαρακτήρας (</text:span><text:span text:style-name="T7">x</text:span><text:span text:style-name="T70">). Το string που απομένει <text:tab/>είναι το </text:span><text:span text:style-name="T7">y</text:span><text:span text:style-name="T70"> και η στοίβα περιέχει το </text:span><text:span text:style-name="T7">x</text:span><text:span text:style-name="T70">. Η κατάσταση που <text:tab/>βρίσκεται είναι η α.</text:span></text:p>
      <text:p text:style-name="P41"/>
      <text:p text:style-name="P44"><text:span text:style-name="T70"><text:tab/> Ο</text:span> χαρακτήρας στη θέση <text:span text:style-name="T70">3 </text:span>είναι ο <text:span text:style-name="T7">y</text:span>, <text:span text:style-name="T70">και αφαιρείται από το <text:tab/>stack ο τελευταίος χαρακτήρας (</text:span><text:span text:style-name="T7">x</text:span><text:span text:style-name="T70">). Δεν απομένει string και <text:tab/>η στοίβα είναι</text:span><text:span text:style-name="T7"> άδεια</text:span><text:span text:style-name="T70">. Η κατάσταση που βρίσκεται είναι η β.</text:span></text:p>
      <text:p text:style-name="P41"/>
      <text:p text:style-name="P40"><text:tab/>Η σχετικη λυση υλοποιείται στο αρχειο <text:span text:style-name="T8">main</text:span><text:span text:style-name="T5">.cpp</text:span></text:p>
      <text:p text:style-name="P33"/>
      <text:p text:style-name="P33"/>
      <text:list xml:id="list221555695521260" text:continue-numbering="true" text:style-name="L9">
        <text:list-item>
          <text:p text:style-name="P32"><text:span text:style-name="T27">Λάθος παράδειγμα:</text:span> <text:span text:style-name="T68">xyyx</text:span></text:p>
        </text:list-item>
      </text:list>
      <text:p text:style-name="P33"><text:span text:style-name="T68"/></text:p>
      <text:list xml:id="list221556195651707" text:continue-numbering="true" text:style-name="L9">
        <text:list-header>
          <text:p text:style-name="P39"><text:s/>Έστω ότι ο χρήστης δίνει το παραπάνω string σαν είσοδο. Το πρόγραμμα ελέγχει έναν έναν τους χαρακτήρες του string .</text:p>
          <text:p text:style-name="P39"/>
        </text:list-header>
      </text:list>
      <text:p text:style-name="P44"><text:tab/> <text:s/><text:span text:style-name="T70">Ο</text:span> χαρακτήρας στη θέση <text:span text:style-name="T70">0 </text:span>είναι ο <text:span text:style-name="T5">x</text:span>, <text:span text:style-name="T71">προστείθεται στον</text:span><text:tab/>stack <text:span text:style-name="T70">και συνεχίζει με τον επόμενο χαρακτήρα. Το string που <text:tab/>απομένει είναι το </text:span><text:span text:style-name="T7">yy</text:span><text:span text:style-name="T9">x</text:span><text:span text:style-name="T70"> και η στοίβα περιέχει το </text:span><text:span text:style-name="T7">x</text:span><text:span text:style-name="T70">. Η <text:tab/>κατάσταση που βρίσκεται είναι η α.</text:span></text:p>
      <text:p text:style-name="P42"/>
      <text:p text:style-name="P44"><text:span text:style-name="T70"><text:tab/>Ο</text:span> χαρακτήρας στη θέση <text:span text:style-name="T72">1 </text:span>είναι ο <text:span text:style-name="T7">y</text:span>, <text:span text:style-name="T70">και αφαιρείται από το <text:tab/>stack ο τελευταίος χαρακτήρας (</text:span><text:span text:style-name="T7">x</text:span><text:span text:style-name="T70">). Το string που απομένει <text:tab/>είναι το </text:span><text:span text:style-name="T7">y</text:span><text:span text:style-name="T9">x</text:span><text:span text:style-name="T70"> και η στοίβα είναι</text:span><text:span text:style-name="T7"> άδεια</text:span><text:span text:style-name="T70">. Η κατάσταση που <text:tab/>βρίσκεται είναι η α.</text:span></text:p>
      <text:p text:style-name="P43"/>
      <text:p text:style-name="P44"><text:span text:style-name="T70"><text:tab/>Ο</text:span> χαρακτήρας στη θέση <text:span text:style-name="T70">2 </text:span>είναι ο <text:span text:style-name="T7">y </text:span><text:span text:style-name="T72">και επειδή το stack είναι <text:tab/>άδειο, η διεργασία τερματίζεται. Η κατάσταση που <text:tab/>βρίσκεται είναι η α.</text:span></text:p>
      <text:p text:style-name="P45"><text:tab/></text:p>
      <text:p text:style-name="P45"><text:tab/>Η σχετικη λυση υλοποιείται στο αρχειο <text:span text:style-name="T8">main</text:span><text:span text:style-name="T5">.c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5pt" style:font-name-asian="OpenSymbol" style:font-family-asian="OpenSymbol" style:font-charset-asian="x-symbol" style:font-size-asian="13.1000003814697pt" style:font-name-complex="OpenSymbol" style:font-family-complex="OpenSymbol" style:font-charset-complex="x-symbol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7:48:30.398451396</meta:creation-date>
    <meta:generator>LibreOffice/6.1.5.2$Linux_X86_64 LibreOffice_project/10$Build-2</meta:generator>
    <dc:date>2020-12-30T22:15:54.091643937</dc:date>
    <meta:editing-duration>PT48M25S</meta:editing-duration>
    <meta:editing-cycles>22</meta:editing-cycles>
    <meta:document-statistic meta:table-count="0" meta:image-count="0" meta:object-count="0" meta:page-count="10" meta:paragraph-count="122" meta:word-count="1271" meta:character-count="8058" meta:non-whitespace-character-count="6827"/>
  </office:meta>
</office:document-meta>
</file>